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ff3333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objectwithoutfill">
      <style:graphic-properties svg:stroke-color="#00cc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5.334cm" svg:x="15.224cm" svg:y="11.287cm">
          <text:p text:style-name="P1">Arduin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37cm" svg:height="5.715cm" svg:x="6.715cm" svg:y="11.033cm">
          <text:p text:style-name="P1">RC Recei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3.048cm" svg:x="7.096cm" svg:y="21.574cm">
          <text:p text:style-name="P1">Direction Servo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52cm" svg:y1="16.113cm" svg:x2="15.224cm" svg:y2="16.113cm">
          <text:p/>
        </draw:line>
        <draw:frame draw:style-name="gr3" draw:layer="layout" svg:width="1.404cm" svg:height="0.962cm" svg:x="13.693cm" svg:y="16.113cm">
          <draw:text-box>
            <text:p>Vin</text:p>
          </draw:text-box>
        </draw:frame>
        <draw:line draw:style-name="gr4" draw:text-style-name="P1" draw:layer="layout" svg:x1="10.652cm" svg:y1="15.351cm" svg:x2="15.224cm" svg:y2="15.351cm">
          <text:p text:style-name="P1"/>
        </draw:line>
        <draw:frame draw:style-name="gr3" draw:layer="layout" svg:width="1.912cm" svg:height="0.962cm" svg:x="13.439cm" svg:y="14.335cm">
          <draw:text-box>
            <text:p>GND</text:p>
          </draw:text-box>
        </draw:frame>
        <draw:custom-shape draw:style-name="gr1" draw:text-style-name="P1" draw:layer="layout" svg:width="3.302cm" svg:height="3.302cm" svg:x="7.731cm" svg:y="4.81cm">
          <text:p text:style-name="P1">Mo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8.874cm" svg:y1="11.033cm" svg:x2="8.874cm" svg:y2="7.985cm">
          <text:p/>
        </draw:line>
        <draw:line draw:style-name="gr2" draw:text-style-name="P1" draw:layer="layout" svg:x1="10.398cm" svg:y1="11.033cm" svg:x2="10.398cm" svg:y2="7.858cm">
          <text:p/>
        </draw:line>
        <draw:line draw:style-name="gr2" draw:text-style-name="P1" draw:layer="layout" svg:x1="9.89cm" svg:y1="21.574cm" svg:x2="9.89cm" svg:y2="16.748cm">
          <text:p/>
        </draw:line>
        <draw:line draw:style-name="gr5" draw:text-style-name="P1" draw:layer="layout" svg:x1="8.874cm" svg:y1="21.574cm" svg:x2="8.874cm" svg:y2="16.748cm">
          <text:p/>
        </draw:line>
        <draw:line draw:style-name="gr6" draw:text-style-name="P1" draw:layer="layout" svg:x1="11.033cm" svg:y1="6.842cm" svg:x2="17.383cm" svg:y2="6.842cm">
          <text:p/>
        </draw:line>
        <draw:line draw:style-name="gr6" draw:text-style-name="P1" draw:layer="layout" svg:x1="11.922cm" svg:y1="23.225cm" svg:x2="17.51cm" svg:y2="23.225cm">
          <text:p/>
        </draw:line>
        <draw:line draw:style-name="gr6" draw:text-style-name="P1" draw:layer="layout" svg:x1="17.383cm" svg:y1="6.842cm" svg:x2="17.383cm" svg:y2="11.287cm">
          <text:p/>
        </draw:line>
        <draw:line draw:style-name="gr6" draw:text-style-name="P1" draw:layer="layout" svg:x1="17.383cm" svg:y1="23.225cm" svg:x2="17.383cm" svg:y2="16.748cm">
          <text:p/>
        </draw:line>
        <draw:line draw:style-name="gr6" draw:text-style-name="P1" draw:layer="layout" svg:x1="10.652cm" svg:y1="12.373cm" svg:x2="15.224cm" svg:y2="12.373cm">
          <text:p/>
        </draw:line>
        <draw:frame draw:style-name="gr3" draw:layer="layout" svg:width="1.946cm" svg:height="0.962cm" svg:x="17.596cm" svg:y="10.271cm">
          <draw:text-box>
            <text:p>Pin 6</text:p>
          </draw:text-box>
        </draw:frame>
        <draw:frame draw:style-name="gr3" draw:layer="layout" svg:width="1.946cm" svg:height="0.962cm" svg:x="17.596cm" svg:y="16.802cm">
          <draw:text-box>
            <text:p>Pin 5</text:p>
          </draw:text-box>
        </draw:frame>
        <draw:frame draw:style-name="gr3" draw:layer="layout" svg:width="1.946cm" svg:height="0.962cm" svg:x="13.405cm" svg:y="11.538cm">
          <draw:text-box>
            <text:p>Pin 3</text:p>
          </draw:text-box>
        </draw:frame>
        <draw:frame draw:style-name="gr3" draw:layer="layout" svg:width="2.716cm" svg:height="1.673cm" svg:x="10.585cm" svg:y="11.589cm">
          <draw:text-box>
            <text:p>Motor</text:p>
            <text:p>channel</text:p>
          </draw:text-box>
        </draw:frame>
        <draw:line draw:style-name="gr5" draw:text-style-name="P1" draw:layer="layout" svg:x1="7.985cm" svg:y1="7.477cm" svg:x2="5.064cm" svg:y2="7.477cm">
          <text:p/>
        </draw:line>
        <draw:line draw:style-name="gr5" draw:text-style-name="P1" draw:layer="layout" svg:x1="5.064cm" svg:y1="7.477cm" svg:x2="5.064cm" svg:y2="6.715cm">
          <text:p/>
        </draw:line>
        <draw:line draw:style-name="gr5" draw:text-style-name="P1" draw:layer="layout" svg:x1="4.683cm" svg:y1="6.715cm" svg:x2="5.445cm" svg:y2="6.715cm">
          <text:p/>
        </draw:line>
        <draw:line draw:style-name="gr2" draw:text-style-name="P1" draw:layer="layout" svg:x1="4.302cm" svg:y1="6.08cm" svg:x2="5.826cm" svg:y2="6.08cm">
          <text:p/>
        </draw:line>
        <draw:line draw:style-name="gr2" draw:text-style-name="P1" draw:layer="layout" svg:x1="5.064cm" svg:y1="6.08cm" svg:x2="5.064cm" svg:y2="5.699cm">
          <text:p/>
        </draw:line>
        <draw:line draw:style-name="gr2" draw:text-style-name="P1" draw:layer="layout" svg:x1="5.064cm" svg:y1="5.699cm" svg:x2="7.985cm" svg:y2="5.699cm">
          <text:p/>
        </draw:line>
        <draw:frame draw:style-name="gr7" draw:layer="layout" svg:width="0.889cm" svg:height="0.962cm" svg:x="4.302cm" svg:y="5.245cm">
          <draw:text-box>
            <text:p>+ </text:p>
          </draw:text-box>
        </draw:frame>
        <draw:frame draw:style-name="gr8" draw:layer="layout" svg:width="0.762cm" svg:height="0.962cm" svg:x="4.302cm" svg:y="6.642cm">
          <draw:text-box>
            <text:p>-</text:p>
          </draw:text-box>
        </draw:frame>
        <draw:line draw:style-name="gr4" draw:text-style-name="P1" draw:layer="layout" svg:x1="10.653cm" svg:y1="14.252cm" svg:x2="15.225cm" svg:y2="14.252cm">
          <text:p/>
        </draw:line>
        <draw:frame draw:style-name="gr3" draw:layer="layout" svg:width="1.912cm" svg:height="0.962cm" svg:x="13.44cm" svg:y="13.236cm">
          <draw:text-box>
            <text:p>GN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mug </meta:initial-creator>
    <meta:creation-date>2014-06-04T09:57:45.204330897</meta:creation-date>
    <dc:date>2014-06-04T11:06:55.335093667</dc:date>
    <dc:creator>bemug </dc:creator>
    <meta:editing-duration>PT53M35S</meta:editing-duration>
    <meta:editing-cycles>2</meta:editing-cycles>
    <meta:generator>LibreOffice/4.2.3.3$Linux_X86_64 LibreOffice_project/420m0$Build-3</meta:generator>
    <meta:document-statistic meta:object-count="31"/>
  </office:meta>
</office:document-meta>
</file>